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dentitySetTest.shouldWorkEvenIfEqualsTheS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dentitySetTest.shouldWo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ke.equals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